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Vrinda" svg:font-family="Vrind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Vrinda" fo:font-size="14pt" style:font-size-asian="14pt" style:font-size-complex="14pt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T1" style:family="text">
      <style:text-properties style:font-name="Vrin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Q<text:span text:style-name="T1">uittungen von den zu beschaffenden: </text:span></text:p>
      <text:p text:style-name="P3"><text:span text:style-name="T1"/></text:p>
      <text:p text:style-name="P3"><text:span text:style-name="T1">Lebensmittel, Lernmaterialien und Baumaterialien für unser Waisenheim und für den Weiterbau unserer Hauptschule „Children in Crisis“ - Kola Tree, Freetown.</text:span></text:p>
      <text:p text:style-name="P1"/>
      <text:p text:style-name="P1">Im Sept. 2010 betrug die Wechselkur für 1 Euro 5350 Leone </text:p>
      <text:p text:style-name="P1">(Währung in Sierra Leon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Vrinda" svg:font-family="Vrind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alu  Ogba</meta:initial-creator>
    <meta:creation-date>2011-04-17T12:29:04.77</meta:creation-date>
    <meta:document-statistic meta:table-count="0" meta:image-count="0" meta:object-count="0" meta:page-count="1" meta:paragraph-count="4" meta:word-count="41" meta:character-count="275"/>
    <dc:date>2011-04-17T13:18:51.70</dc:date>
    <dc:creator>Kalu  Ogba</dc:creator>
    <meta:editing-duration>PT00H03M46S</meta:editing-duration>
    <meta:editing-cycles>1</meta:editing-cycles>
    <meta:generator>OpenOffice.org/3.2$Win32 OpenOffice.org_project/320m18$Build-9502</meta:generator>
  </office:meta>
</office:document-meta>
</file>